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bold" officeooo:rsid="0014e27b" officeooo:paragraph-rsid="0014e27b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Arial" fo:font-size="10pt" fo:font-weight="normal" officeooo:rsid="0015251e" officeooo:paragraph-rsid="0015251e" style:font-size-asian="8.75pt" style:font-weight-asian="normal" style:font-size-complex="10pt" style:font-weight-complex="normal"/>
    </style:style>
    <style:style style:name="P3" style:family="paragraph" style:parent-style-name="Standard">
      <style:text-properties style:font-name="Arial" fo:font-size="10pt" fo:font-weight="normal" officeooo:rsid="0015251e" officeooo:paragraph-rsid="0015251e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font-name="Arial" fo:font-size="10pt" fo:font-weight="normal" officeooo:rsid="0018a2a7" officeooo:paragraph-rsid="0018a2a7" style:font-size-asian="8.75pt" style:font-weight-asian="normal" style:font-size-complex="10pt" style:font-weight-complex="normal"/>
    </style:style>
    <style:style style:name="P5" style:family="paragraph" style:parent-style-name="Standard">
      <style:text-properties style:font-name="Arial" fo:font-size="10pt" fo:font-weight="normal" officeooo:rsid="001ae4af" officeooo:paragraph-rsid="001ae4af" style:font-size-asian="8.75pt" style:font-weight-asian="normal" style:font-size-complex="10pt" style:font-weight-complex="normal"/>
    </style:style>
    <style:style style:name="P6" style:family="paragraph" style:parent-style-name="Standard">
      <style:text-properties style:font-name="Arial" fo:font-size="10pt" fo:font-weight="normal" officeooo:rsid="001c75c5" officeooo:paragraph-rsid="001c75c5" style:font-size-asian="8.75pt" style:font-weight-asian="normal" style:font-size-complex="10pt" style:font-weight-complex="normal"/>
    </style:style>
    <style:style style:name="P7" style:family="paragraph" style:parent-style-name="Standard">
      <style:text-properties style:font-name="Arial" fo:font-size="10pt" fo:font-weight="normal" officeooo:rsid="001e5c62" officeooo:paragraph-rsid="001e5c62" style:font-size-asian="8.75pt" style:font-weight-asian="normal" style:font-size-complex="10pt" style:font-weight-complex="normal"/>
    </style:style>
    <style:style style:name="P8" style:family="paragraph" style:parent-style-name="Standard">
      <style:text-properties style:font-name="Arial" fo:font-size="10pt" fo:font-weight="normal" officeooo:rsid="00204c12" officeooo:paragraph-rsid="00204c12" style:font-size-asian="8.75pt" style:font-weight-asian="normal" style:font-size-complex="10pt" style:font-weight-complex="normal"/>
    </style:style>
    <style:style style:name="P9" style:family="paragraph" style:parent-style-name="Standard">
      <style:text-properties style:font-name="Arial" fo:font-size="10pt" fo:font-weight="normal" officeooo:rsid="002315c3" officeooo:paragraph-rsid="002315c3" style:font-size-asian="8.75pt" style:font-weight-asian="normal" style:font-size-complex="10pt" style:font-weight-complex="normal"/>
    </style:style>
    <style:style style:name="P10" style:family="paragraph" style:parent-style-name="Standard">
      <style:text-properties style:font-name="Arial" fo:font-size="10pt" fo:font-weight="normal" officeooo:rsid="0026a0ce" officeooo:paragraph-rsid="0026a0ce" style:font-size-asian="8.75pt" style:font-weight-asian="normal" style:font-size-complex="10pt" style:font-weight-complex="normal"/>
    </style:style>
    <style:style style:name="P11" style:family="paragraph" style:parent-style-name="Standard">
      <style:text-properties style:font-name="Arial" fo:font-size="10pt" fo:font-weight="normal" officeooo:rsid="00298413" officeooo:paragraph-rsid="00298413" style:font-size-asian="8.75pt" style:font-weight-asian="normal" style:font-size-complex="10pt" style:font-weight-complex="normal"/>
    </style:style>
    <style:style style:name="P12" style:family="paragraph" style:parent-style-name="Standard">
      <style:text-properties style:font-name="Arial" fo:font-size="10pt" fo:font-weight="normal" officeooo:rsid="002f24da" officeooo:paragraph-rsid="002f24da" style:font-size-asian="8.75pt" style:font-weight-asian="normal" style:font-size-complex="10pt" style:font-weight-complex="normal"/>
    </style:style>
    <style:style style:name="P13" style:family="paragraph" style:parent-style-name="Standard">
      <style:text-properties style:font-name="Arial" fo:font-size="10pt" fo:font-weight="normal" officeooo:rsid="003109bb" officeooo:paragraph-rsid="003109bb" style:font-size-asian="8.75pt" style:font-weight-asian="normal" style:font-size-complex="10pt" style:font-weight-complex="normal"/>
    </style:style>
    <style:style style:name="P14" style:family="paragraph" style:parent-style-name="Standard">
      <style:text-properties style:font-name="Arial" fo:font-size="10pt" fo:font-weight="normal" officeooo:rsid="0031e834" officeooo:paragraph-rsid="0031e834" style:font-size-asian="8.75pt" style:font-weight-asian="normal" style:font-size-complex="10pt" style:font-weight-complex="normal"/>
    </style:style>
    <style:style style:name="P15" style:family="paragraph" style:parent-style-name="Standard">
      <style:text-properties style:font-name="Arial" fo:font-size="10pt" fo:font-weight="normal" officeooo:rsid="0033b9a3" officeooo:paragraph-rsid="0033b9a3" style:font-size-asian="8.75pt" style:font-weight-asian="normal" style:font-size-complex="10pt" style:font-weight-complex="normal"/>
    </style:style>
    <style:style style:name="P16" style:family="paragraph" style:parent-style-name="Standard">
      <style:text-properties style:font-name="Arial" fo:font-size="10pt" fo:font-weight="normal" officeooo:rsid="0036f8eb" officeooo:paragraph-rsid="0036f8eb" style:font-size-asian="8.75pt" style:font-weight-asian="normal" style:font-size-complex="10pt" style:font-weight-complex="normal"/>
    </style:style>
    <style:style style:name="P17" style:family="paragraph" style:parent-style-name="Standard">
      <style:text-properties style:font-name="Arial" fo:font-size="10pt" fo:font-weight="normal" officeooo:rsid="0039bcc7" officeooo:paragraph-rsid="0039bcc7" style:font-size-asian="8.75pt" style:font-weight-asian="normal" style:font-size-complex="10pt" style:font-weight-complex="normal"/>
    </style:style>
    <style:style style:name="P18" style:family="paragraph" style:parent-style-name="Standard">
      <style:text-properties style:font-name="Arial" fo:font-size="10pt" fo:font-weight="normal" officeooo:rsid="003adc33" officeooo:paragraph-rsid="003adc33" style:font-size-asian="8.75pt" style:font-weight-asian="normal" style:font-size-complex="10pt" style:font-weight-complex="normal"/>
    </style:style>
    <style:style style:name="P19" style:family="paragraph" style:parent-style-name="Standard">
      <style:text-properties style:font-name="Arial" fo:font-size="10pt" fo:font-style="normal" fo:font-weight="normal" officeooo:rsid="00171a9b" officeooo:paragraph-rsid="00183c4f" style:font-size-asian="8.75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text-properties style:font-name="Arial" fo:font-size="10pt" fo:font-weight="bold" officeooo:rsid="0015251e" officeooo:paragraph-rsid="0015251e" style:font-size-asian="8.75pt" style:font-weight-asian="bold" style:font-size-complex="10pt" style:font-weight-complex="bold"/>
    </style:style>
    <style:style style:name="P21" style:family="paragraph" style:parent-style-name="Standard">
      <style:text-properties style:font-name="Arial" fo:font-size="10pt" fo:font-weight="bold" officeooo:rsid="003adc33" officeooo:paragraph-rsid="003adc33" style:font-size-asian="8.75pt" style:font-weight-asian="bold" style:font-size-complex="10pt" style:font-weight-complex="bold"/>
    </style:style>
    <style:style style:name="P22" style:family="paragraph" style:parent-style-name="Standard">
      <style:text-properties style:font-name="Arial" fo:font-size="10pt" fo:font-weight="bold" officeooo:rsid="003cd2a4" officeooo:paragraph-rsid="003cd2a4" style:font-size-asian="8.75pt" style:font-weight-asian="bold" style:font-size-complex="10pt" style:font-weight-complex="bold"/>
    </style:style>
    <style:style style:name="P23" style:family="paragraph" style:parent-style-name="Standard">
      <style:text-properties style:font-name="Arial" fo:font-size="10pt" fo:font-weight="bold" officeooo:rsid="003e2b43" officeooo:paragraph-rsid="003e2b43" style:font-size-asian="8.75pt" style:font-weight-asian="bold" style:font-size-complex="10pt" style:font-weight-complex="bold"/>
    </style:style>
    <style:style style:name="P24" style:family="paragraph" style:parent-style-name="Standard">
      <style:text-properties style:font-name="Arial" fo:font-size="10pt" fo:font-weight="bold" officeooo:rsid="00479729" officeooo:paragraph-rsid="00479729" style:font-size-asian="8.75pt" style:font-weight-asian="bold" style:font-size-complex="10pt" style:font-weight-complex="bold"/>
    </style:style>
    <style:style style:name="P25" style:family="paragraph" style:parent-style-name="Standard">
      <style:text-properties style:font-name="Arial" fo:font-size="10pt" fo:font-weight="bold" officeooo:rsid="001ae4af" officeooo:paragraph-rsid="001ae4af" style:font-size-asian="8.75pt" style:font-weight-asian="bold" style:font-size-complex="10pt" style:font-weight-complex="bold"/>
    </style:style>
    <style:style style:name="P26" style:family="paragraph" style:parent-style-name="Standard">
      <style:text-properties style:font-name="Arial" fo:font-size="10pt" fo:font-weight="bold" officeooo:rsid="001e5c62" officeooo:paragraph-rsid="001e5c62" style:font-size-asian="8.75pt" style:font-weight-asian="bold" style:font-size-complex="10pt" style:font-weight-complex="bold"/>
    </style:style>
    <style:style style:name="P27" style:family="paragraph" style:parent-style-name="Standard">
      <style:text-properties style:font-name="Arial" fo:font-size="10pt" fo:font-weight="bold" officeooo:rsid="0031e834" officeooo:paragraph-rsid="0031e834" style:font-size-asian="8.75pt" style:font-weight-asian="bold" style:font-size-complex="10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8a2a7"/>
    </style:style>
    <style:style style:name="T3" style:family="text">
      <style:text-properties officeooo:rsid="001a2620"/>
    </style:style>
    <style:style style:name="T4" style:family="text">
      <style:text-properties officeooo:rsid="00204c12"/>
    </style:style>
    <style:style style:name="T5" style:family="text">
      <style:text-properties officeooo:rsid="002174ea"/>
    </style:style>
    <style:style style:name="T6" style:family="text">
      <style:text-properties officeooo:rsid="0024ab9a"/>
    </style:style>
    <style:style style:name="T7" style:family="text">
      <style:text-properties officeooo:rsid="002822ca"/>
    </style:style>
    <style:style style:name="T8" style:family="text">
      <style:text-properties officeooo:rsid="0029b836"/>
    </style:style>
    <style:style style:name="T9" style:family="text">
      <style:text-properties officeooo:rsid="002b7520"/>
    </style:style>
    <style:style style:name="T10" style:family="text">
      <style:text-properties officeooo:rsid="002d567b"/>
    </style:style>
    <style:style style:name="T11" style:family="text">
      <style:text-properties officeooo:rsid="0030a036"/>
    </style:style>
    <style:style style:name="T12" style:family="text">
      <style:text-properties officeooo:rsid="00313815"/>
    </style:style>
    <style:style style:name="T13" style:family="text">
      <style:text-properties officeooo:rsid="0032b8ae"/>
    </style:style>
    <style:style style:name="T14" style:family="text">
      <style:text-properties officeooo:rsid="00358bfe"/>
    </style:style>
    <style:style style:name="T15" style:family="text">
      <style:text-properties officeooo:rsid="00377445"/>
    </style:style>
    <style:style style:name="T16" style:family="text">
      <style:text-properties officeooo:rsid="0038803f"/>
    </style:style>
    <style:style style:name="T17" style:family="text">
      <style:text-properties officeooo:rsid="003c2b8f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3d86bb" style:font-weight-asian="normal" style:font-weight-complex="normal"/>
    </style:style>
    <style:style style:name="T20" style:family="text">
      <style:text-properties fo:font-weight="normal" officeooo:rsid="003f2c48" style:font-weight-asian="normal" style:font-weight-complex="normal"/>
    </style:style>
    <style:style style:name="T21" style:family="text">
      <style:text-properties fo:font-weight="normal" officeooo:rsid="0040a056" style:font-weight-asian="normal" style:font-weight-complex="normal"/>
    </style:style>
    <style:style style:name="T22" style:family="text">
      <style:text-properties fo:font-weight="normal" officeooo:rsid="00425b36" style:font-weight-asian="normal" style:font-weight-complex="normal"/>
    </style:style>
    <style:style style:name="T23" style:family="text">
      <style:text-properties fo:font-weight="normal" officeooo:rsid="00435fe3" style:font-weight-asian="normal" style:font-weight-complex="normal"/>
    </style:style>
    <style:style style:name="T24" style:family="text">
      <style:text-properties fo:font-weight="normal" officeooo:rsid="00469ab5" style:font-weight-asian="normal" style:font-weight-complex="normal"/>
    </style:style>
    <style:style style:name="T25" style:family="text">
      <style:text-properties fo:font-weight="normal" officeooo:rsid="00484587" style:font-weight-asian="normal" style:font-weight-complex="normal"/>
    </style:style>
    <style:style style:name="T26" style:family="text">
      <style:text-properties fo:font-weight="normal" officeooo:rsid="00494787" style:font-weight-asian="normal" style:font-weight-complex="normal"/>
    </style:style>
    <style:style style:name="T27" style:family="text">
      <style:text-properties fo:font-weight="normal" officeooo:rsid="004a70bb" style:font-weight-asian="normal" style:font-weight-complex="normal"/>
    </style:style>
    <style:style style:name="T28" style:family="text">
      <style:text-properties officeooo:rsid="0049bd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äsentation der Entitätsklassen, DB usw.</text:p>
      <text:p text:style-name="P1"/>
      <text:p text:style-name="P1"/>
      <text:p text:style-name="P12">Kurze Kommentare zu Hibernate und Serializable</text:p>
      <text:p text:style-name="P1"/>
      <text:p text:style-name="P20">Zu Entitätsklassen:</text:p>
      <text:p text:style-name="P2"/>
      <text:p text:style-name="P2"><text:span text:style-name="T2">1.) </text:span>Interface <text:span text:style-name="T1">Hateable , EntryObject </text:span></text:p>
      <text:p text:style-name="P2"><text:span text:style-name="T1"/></text:p>
      <text:p text:style-name="P19"><text:span text:style-name="T2">2.) </text:span>Reachable, Profile, User, Label, Message (exemplarisch: Listener-Profil)</text:p>
      <text:p text:style-name="P2"/>
      <text:p text:style-name="P2"><text:span text:style-name="T2">3.) </text:span>Medium, Playlist (und Album), Genre</text:p>
      <text:p text:style-name="P2"/>
      <text:p text:style-name="P4"><text:span text:style-name="T3">4.) </text:span>NewsEntry</text:p>
      <text:p text:style-name="P4"/>
      <text:p text:style-name="P25">Zu 1.)</text:p>
      <text:p text:style-name="P5"/>
      <text:p text:style-name="P5">Hateable:<text:tab/>ua. Methoden zum Haten/ Liken</text:p>
      <text:p text:style-name="P5"/>
      <text:p text:style-name="P6">EntryObject:<text:tab/>implementiert Hateable; spezielle Methoden zum Anzeigen eines Bildes innerhalb spezieller <text:tab/><text:tab/>GUI-Elemente</text:p>
      <text:p text:style-name="P6"/>
      <text:p text:style-name="P26">Zu 2.)</text:p>
      <text:p text:style-name="P7"/>
      <text:p text:style-name="P7">Reachable:<text:tab/>erbt von EntryObject; Unterschied zum Profil<text:span text:style-name="T4">e</text:span>: dient dazu, die Interaktion innerhalb des <text:tab/><text:tab/><text:tab/>Systems zu ermöglichen (z. B. Empfangen von Nachrichten)</text:p>
      <text:p text:style-name="P7"/>
      <text:p text:style-name="P8">Profile:<text:tab/><text:tab/>Metadaten zu den <text:span text:style-name="T5">Reachable-Objekten.</text:span></text:p>
      <text:p text:style-name="P8"/>
      <text:p text:style-name="P9">UserProfile:<text:tab/>ist ein Profile, enthält zusätzlich ein Rechtesystem und Rollennamen (z. B. Artist), <text:tab/><text:tab/><text:tab/><text:span text:style-name="T6">Erwähnung der Unterprofile.</text:span></text:p>
      <text:p text:style-name="P9"/>
      <text:p text:style-name="P10">User:<text:tab/><text:tab/>erbt von Reachable, <text:span text:style-name="T8">besitzt ein UserProfile,</text:span> hat zusätzlich anmelderelevante Daten und <text:tab/><text:tab/><text:tab/>Funktionen <text:span text:style-name="T7">(PasswortHash)</text:span></text:p>
      <text:p text:style-name="P10"/>
      <text:p text:style-name="P11">Label:<text:tab/><text:tab/>erbt von Reachable, <text:span text:style-name="T9">besitzt LabelProfile, hauptsächlich zum Speichern der Label-Manager</text:span></text:p>
      <text:p text:style-name="P11"><text:tab/><text:tab/><text:span text:style-name="T10">des Labels.</text:span></text:p>
      <text:p text:style-name="P11"/>
      <text:p text:style-name="P12">Message:<text:tab/><text:span text:style-name="T11">repräsentiert Nachrichten zwischen User und Reachable.</text:span></text:p>
      <text:p text:style-name="P12"/>
      <text:p text:style-name="P13">ListenerProfile:<text:tab/>be<text:span text:style-name="T12">i</text:span>spielhaft zeigen</text:p>
      <text:p text:style-name="P13"/>
      <text:p text:style-name="P13"/>
      <text:p text:style-name="P27"><text:span text:style-name="T28">Zu </text:span>3.)</text:p>
      <text:p text:style-name="P14"/>
      <text:p text:style-name="P14">Medium:<text:tab/>ist ein EntryObject, repräsentiert ein Musikstück, hat u.a. ein Genre und einen User, der es <text:tab/><text:tab/>hochgeladen hat (Owner). <text:span text:style-name="T13">Die eigentliche Datei wird in das Dateisystem hochgeladen und <text:tab/><text:tab/>der Dateipfad ins Medium gespeichert.</text:span></text:p>
      <text:p text:style-name="P14"/>
      <text:p text:style-name="P15">Genre:<text:tab/><text:tab/>im wesentlichen enthält es die Bezeichnung des Genres und evtl. ein Obergenre. (nach <text:tab/><text:tab/><text:tab/>Kompositum-Muster, <text:span text:style-name="T14">um Rekursion zu ermöglichen)</text:span>.</text:p>
      <text:p text:style-name="P15"/>
      <text:p text:style-name="P16">Playlist:<text:tab/><text:tab/>ist ein EntryObject, <text:span text:style-name="T15">hat eigenen Namen und </text:span>kann mehrere Medien enthalten. <text:span text:style-name="T16">Natürlich kein <text:tab/><text:tab/>ein Medium in mehreren Playlists enthalten sein (n-n-Beziehung).</text:span></text:p>
      <text:p text:style-name="P16"/>
      <text:p text:style-name="P17">Album:<text:tab/><text:tab/>ist eine Erweiterung der Playlist, verfügt über ein Bild (Album-Cover) und Erscheinungsjahr.</text:p>
      <text:p text:style-name="P17"/>
      <text:p text:style-name="P21"><text:span text:style-name="T28">Zu </text:span>4.)</text:p>
      <text:p text:style-name="P18"/>
      <text:p text:style-name="P18">NewsEntry:<text:tab/><text:span text:style-name="T17">beinhaltet ein EntryObject und einen Titel, werden später durch spezielle GUI-Elemente <text:tab/><text:tab/><text:tab/>präsentiert und die EntryObjekte können dort bewertet werden.</text:span></text:p>
      <text:p text:style-name="P18"/>
      <text:p text:style-name="P22"><text:soft-page-break/>Zum Rechtesystem<text:span text:style-name="T18">:</text:span></text:p>
      <text:p text:style-name="P22"><text:span text:style-name="T18"/></text:p>
      <text:p text:style-name="P22"><text:span text:style-name="T18">Die Klasse Rights:<text:tab/>deklariert sämtliche Rechte, die es gibt. </text:span><text:span text:style-name="T27">Diese</text:span><text:span text:style-name="T18"> sind dort bereits Userkategorien <text:tab/><text:tab/><text:tab/><text:tab/>zugeteilt. Diese Rechte werden von einigen Entitätsklassen, aber auch von der GUI <text:tab/><text:tab/><text:tab/>überprüft. </text:span><text:span text:style-name="T19">Die Rechte sind nicht in der DB gespeichert, können also leicht jederzeit <text:tab/><text:tab/><text:tab/>angepasst werden.</text:span></text:p>
      <text:p text:style-name="P22"><text:span text:style-name="T19"/></text:p>
      <text:p text:style-name="P22"><text:span text:style-name="T19"/></text:p>
      <text:p text:style-name="P23">Zur Datenbank<text:span text:style-name="T18">:</text:span></text:p>
      <text:p text:style-name="P23"><text:span text:style-name="T18"/></text:p>
      <text:p text:style-name="P23"><text:span text:style-name="T18">HibernateDB:<text:tab/><text:tab/></text:span><text:span text:style-name="T20">beinhaltet grundlegende Methoden, um Objekte in die Datenbank zu speisen, <text:tab/><text:tab/><text:tab/><text:tab/></text:span><text:span text:style-name="T24">zurückzugeben</text:span><text:span text:style-name="T20"> und ggf. auch zu löschen </text:span><text:span text:style-name="T21">(Datenverwaltung, </text:span><text:span text:style-name="T22">i. d. R. </text:span><text:span text:style-name="T21">nicht <text:tab/><text:tab/><text:tab/><text:tab/>Bearbeitung).</text:span></text:p>
      <text:p text:style-name="P23"><text:span text:style-name="T20"><text:tab/><text:tab/><text:tab/>Die Organisation der Beziehungen der Entitätsklassen untereinander ist nicht </text:span><text:span text:style-name="T23">die <text:tab/><text:tab/><text:tab/>Hauptaufgabe der Klasse. </text:span></text:p>
      <text:p text:style-name="P23"><text:span text:style-name="T20"/></text:p>
      <text:p text:style-name="P24"><text:span text:style-name="T18">DBSearch:<text:tab/><text:tab/>stellt Funktionalität bereit, spezielle Anfragen an die Datenbank zu stellen </text:span><text:span text:style-name="T25">und <text:tab/><text:tab/><text:tab/><text:tab/>gezielter Daten aus der Datenbank zurückzugeben, wie sie bei einer Suche <text:tab/><text:tab/><text:tab/><text:tab/>gewünscht sind. </text:span><text:span text:style-name="T26">Unvollständige Suchanfragen (z. B. Teilwörter, Groß-/ <text:tab/><text:tab/><text:tab/><text:tab/><text:tab/>Kleinschreibung) können trotzdem erwartungsgemäß bearbeitet werd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2T11:11:29.229000000</meta:creation-date>
    <dc:title>Vorlage_mit_Arial_10</dc:title>
    <meta:editing-duration>PT2H20M57S</meta:editing-duration>
    <meta:editing-cycles>49</meta:editing-cycles>
    <meta:generator>LibreOffice/4.2.1.1$Windows_x86 LibreOffice_project/d7dbbd7842e6a58b0f521599204e827654e1fb8b</meta:generator>
    <dc:date>2014-03-12T14:51:27.109000000</dc:date>
    <meta:document-statistic meta:table-count="0" meta:image-count="0" meta:object-count="0" meta:page-count="2" meta:paragraph-count="32" meta:word-count="364" meta:character-count="2847" meta:non-whitespace-character-count="2443"/>
    <meta:template xlink:type="simple" xlink:actuate="onRequest" xlink:title="Vorlage_mit_Arial_10" xlink:href="file:///C:/Users/Darko%20Dermadi/AppData/Roaming/LibreOffice/4/user/template/Vorlage_mit_Arial_10.ott" meta:date="2014-03-12T11:11:29.105000000"/>
  </office:meta>
</office:document-meta>
</file>